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680F5F0B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72cm" fo:min-width="11.87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2.506cm" fo:wrap-option="wrap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2.25cm" fo:min-width="27.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4.75cm" svg:height="10.25cm" svg:x="2.5cm" svg:y="7.2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2" draw:text-style-name="P2" draw:layer="layout" svg:width="6.286cm" svg:height="4.679cm" svg:x="1.5cm" svg:y="2.25cm">
          <draw:image xlink:href="Pictures/100000000000021C000001680F5F0BC3.png" xlink:type="simple" xlink:show="embed" xlink:actuate="onLoad" draw:mime-type="image/png">
            <text:p/>
          </draw:image>
        </draw:frame>
        <draw:custom-shape draw:style-name="gr3" draw:text-style-name="P2" draw:layer="layout" svg:width="4.25cm" svg:height="2.5cm" svg:x="25.25cm" svg:y="5.5cm">
          <text:p text:style-name="P2">Island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25cm" svg:height="2.5cm" svg:x="1cm" svg:y="16.25cm">
          <text:p text:style-name="P2">ResHall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25cm" svg:height="2.5cm" svg:x="25cm" svg:y="15.75cm">
          <text:p text:style-name="P2">Poin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9.202cm" svg:height="1.99cm" svg:x="3.999cm" svg:y="14.21cm" svg:viewBox="0 0 19203 1991" svg:d="M0 0c954 330 1944 654 2731 1280 944 750 1946 266 2817-170 1000-500 2395-1591 3328 170 550 1038 1953 744 2902 342 997-423 1878-1401 3073-1110 934 227 1780 1727 2816 683l1110-512 426-85">
          <text:p/>
        </draw:path>
        <draw:path draw:style-name="gr4" draw:text-style-name="P3" draw:layer="layout" svg:width="18.093cm" svg:height="2.131cm" svg:x="8.864cm" svg:y="11.394cm" svg:viewBox="0 0 18094 2132" svg:d="M0 0c1926 633 3663 1957 5718 2048 1173 52 2345 186 3500-427 984-523 2126-684 3157-1109 1393-575 1804 1197 2817 1536 1068 357 2125-494 2817-1280l85-171">
          <text:p/>
        </draw:path>
        <draw:path draw:style-name="gr4" draw:text-style-name="P3" draw:layer="layout" svg:width="12.801cm" svg:height="1.962cm" svg:x="13.473cm" svg:y="8.577cm" svg:viewBox="0 0 12802 1963" svg:d="M0 0c1031 1260 2676 1075 4096 1622 1087 418 2303-245 3414-598 928-294 1773-1055 2817-768l1195 1024 853 683 427-85">
          <text:p/>
        </draw:path>
        <draw:path draw:style-name="gr4" draw:text-style-name="P3" draw:layer="layout" svg:width="16.354cm" svg:height="3.457cm" draw:transform="rotate (-0.123743843966398) translate (2.292cm 10.711cm)" svg:viewBox="0 0 16355 3458" svg:d="M0 0c1702 71 2892 1421 4011 2511 922 899 2377 1281 3514 595 960-579 1951-1091 2880-1734 677-469 1571-1354 2510-570 690 577 1796 679 2603 192l837-191">
          <text:p/>
        </draw:path>
        <draw:path draw:style-name="gr4" draw:text-style-name="P3" draw:layer="layout" svg:width="11.436cm" svg:height="2.362cm" svg:x="6.559cm" svg:y="9.477cm" svg:viewBox="0 0 11437 2363" svg:d="M0 978c1800-1486 4487-1181 5719 256 1227 1431 2539 1273 3584 768l939-256 854-427 341-341">
          <text:p/>
        </draw:path>
        <draw:custom-shape draw:style-name="gr5" draw:text-style-name="P4" draw:layer="layout" svg:width="27.7cm" svg:height="2.5cm" svg:x="1cm" svg:y="18cm">
          <text:p text:style-name="P2">Shoreli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7:14:51.873886325</meta:creation-date>
    <dc:date>2025-10-18T17:22:38.883585411</dc:date>
    <meta:editing-duration>PT7M49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